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style style:name="P2" style:family="paragraph" style:parent-style-name="Standard" style:list-style-name="L3"/>
    <style:style style:name="T1"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127cm" fo:text-indent="-0.635cm" fo:margin-left="2.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762cm" fo:text-indent="-0.635cm" fo:margin-left="2.76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97cm" fo:text-indent="-0.635cm" fo:margin-left="3.39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032cm" fo:text-indent="-0.635cm" fo:margin-left="4.03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667cm" fo:text-indent="-0.635cm" fo:margin-left="4.66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302cm" fo:text-indent="-0.635cm" fo:margin-left="5.30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937cm" fo:text-indent="-0.635cm" fo:margin-left="5.93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572cm" fo:text-indent="-0.635cm" fo:margin-left="6.57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207cm" fo:text-indent="-0.635cm" fo:margin-left="7.20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842cm" fo:text-indent="-0.635cm" fo:margin-left="7.842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127cm" fo:text-indent="-0.635cm" fo:margin-left="2.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62cm" fo:text-indent="-0.635cm" fo:margin-left="2.76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97cm" fo:text-indent="-0.635cm" fo:margin-left="3.39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32cm" fo:text-indent="-0.635cm" fo:margin-left="4.03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67cm" fo:text-indent="-0.635cm" fo:margin-left="4.66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02cm" fo:text-indent="-0.635cm" fo:margin-left="5.30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37cm" fo:text-indent="-0.635cm" fo:margin-left="5.93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72cm" fo:text-indent="-0.635cm" fo:margin-left="6.57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07cm" fo:text-indent="-0.635cm" fo:margin-left="7.20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42cm" fo:text-indent="-0.635cm" fo:margin-left="7.842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text:span text:style-name="T1">Neural Networks:</text:span></text:p>
      <text:list xml:id="list956679701" text:style-name="L1">
        <text:list-item>
          <text:p text:style-name="P1">Neural networks, also known as artificial neural networks (ANNs), are a broad category of machine learning models inspired by the structure and functioning of the human brain. They consist of interconnected nodes (neurons) organized into layers, including an input layer, one or more hidden layers, and an output layer.</text:p>
          <text:p text:style-name="P1"/>
        </text:list-item>
        <text:list-item>
          <text:p text:style-name="P1">Neural networks can be shallow (with just one hidden layer) or deep (with multiple hidden layers). Shallow neural networks are often used for simpler tasks, while deep neural networks are more suited for complex tasks.</text:p>
          <text:p text:style-name="P1"/>
        </text:list-item>
        <text:list-item>
          <text:p text:style-name="P1">The term "neural network" encompasses a wide range of network architectures and can be used for various machine learning tasks, including regression, classification, and pattern recognition.</text:p>
          <text:p text:style-name="P1"/>
        </text:list-item>
        <text:list-item>
          <text:p text:style-name="P1">While neural networks can have multiple layers, they may not necessarily be deep in the sense of having many layers, as is common in deep learning.</text:p>
          <text:p text:style-name="P1"/>
        </text:list-item>
      </text:list>
      <text:p text:style-name="Standard"><text:s text:c="4"/><text:span text:style-name="T1">Deep Learning:</text:span></text:p>
      <text:list xml:id="list2272706459" text:style-name="L3">
        <text:list-item>
          <text:p text:style-name="P2">Deep learning is a subfield of machine learning that focuses specifically on neural networks with multiple hidden layers, known as deep neural networks. These networks are often called deep artificial neural networks (DNNs).</text:p>
          <text:p text:style-name="P2"/>
        </text:list-item>
        <text:list-item>
          <text:p text:style-name="P2">Deep learning places a strong emphasis on deep neural networks, typically with more than three layers, and it has shown remarkable success in various applications, including image and speech recognition, natural language processing, and reinforcement learning.</text:p>
          <text:p text:style-name="P2"/>
        </text:list-item>
        <text:list-item>
          <text:p text:style-name="P2">Deep learning models are capable of automatically learning and extracting hierarchical features from the data, which can lead to improved performance on complex tasks.</text:p>
          <text:p text:style-name="P2"/>
        </text:list-item>
        <text:list-item>
          <text:p text:style-name="P2">Deep learning has gained popularity in recent years due to advances in computational power, the availability of large datasets, and the development of neural network architectures like convolutional neural networks (CNNs) for image processing and recurrent neural networks (RNNs) for sequential data.</text:p>
        </text:list-item>
      </text:list>
      <text:p text:style-name="Standard"/>
      <text:p text:style-name="Standard">In summary, neural networks are a broader category that includes shallow and deep network architectures, while deep learning specifically focuses on the use of deep neural networks with many layers. Deep learning has been particularly successful in solving complex problems and has become a prominent subfield within machine learn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4:08:00.350217417</meta:creation-date>
    <dc:date>2023-11-08T14:10:19.629430805</dc:date>
    <meta:editing-duration>PT2M20S</meta:editing-duration>
    <meta:editing-cycles>1</meta:editing-cycles>
    <meta:document-statistic meta:table-count="0" meta:image-count="0" meta:object-count="0" meta:page-count="1" meta:paragraph-count="11" meta:word-count="332" meta:character-count="2209" meta:non-whitespace-character-count="1891"/>
    <meta:generator>LibreOffice/7.3.7.2$Linux_X86_64 LibreOffice_project/30$Build-2</meta:generator>
  </office:meta>
</office:document-meta>
</file>